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sans-serif1"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3.5pt"/>
    </style:style>
    <style:style style:name="P2" style:family="paragraph" style:parent-style-name="Standard">
      <style:text-properties style:font-name="sans-serif" fo:font-size="13.5pt" officeooo:rsid="00155a62" officeooo:paragraph-rsid="00155a62"/>
    </style:style>
    <style:style style:name="P3" style:family="paragraph" style:parent-style-name="Standard">
      <style:text-properties style:font-name="sans-serif" fo:font-size="13.5pt" fo:font-weight="bold" style:font-weight-asian="bold" style:font-weight-complex="bold"/>
    </style:style>
    <style:style style:name="P4" style:family="paragraph" style:parent-style-name="Standard">
      <style:text-properties style:font-name="sans-serif" fo:font-size="13.5pt" fo:font-weight="normal" officeooo:rsid="00155a62" officeooo:paragraph-rsid="00155a62" style:font-weight-asian="normal" style:font-weight-complex="normal"/>
    </style:style>
    <style:style style:name="P5" style:family="paragraph" style:parent-style-name="Standard">
      <style:text-properties style:font-name="sans-serif" fo:font-size="13.5pt" fo:font-weight="normal" officeooo:rsid="00162f95" officeooo:paragraph-rsid="00162f95" style:font-weight-asian="normal" style:font-weight-complex="normal"/>
    </style:style>
    <style:style style:name="P6" style:family="paragraph" style:parent-style-name="Standard">
      <style:text-properties style:font-name="sans-serif" fo:font-size="13.5pt" officeooo:rsid="00162f95" officeooo:paragraph-rsid="00162f95"/>
    </style:style>
    <style:style style:name="P7" style:family="paragraph" style:parent-style-name="Standard">
      <style:text-properties style:font-name="sans-serif" fo:font-size="13.5pt" fo:font-style="italic" fo:font-weight="normal" officeooo:rsid="00162f95" officeooo:paragraph-rsid="00162f95" style:font-style-asian="italic" style:font-weight-asian="normal" style:font-style-complex="italic" style:font-weight-complex="normal"/>
    </style:style>
    <style:style style:name="P8" style:family="paragraph" style:parent-style-name="Standard">
      <style:text-properties style:font-name="sans-serif" fo:font-size="13.5pt" fo:font-style="normal" fo:font-weight="normal" officeooo:rsid="00162f95" officeooo:paragraph-rsid="00162f95" style:font-style-asian="normal" style:font-weight-asian="normal" style:font-style-complex="normal" style:font-weight-complex="normal"/>
    </style:style>
    <style:style style:name="P9" style:family="paragraph" style:parent-style-name="Standard">
      <style:text-properties style:font-name="sans-serif" fo:font-size="13.5pt" officeooo:rsid="0016411b" officeooo:paragraph-rsid="0016411b"/>
    </style:style>
    <style:style style:name="P10" style:family="paragraph" style:parent-style-name="Standard">
      <style:text-properties style:font-name="sans-serif" fo:font-size="13.5pt" officeooo:rsid="0016b563" officeooo:paragraph-rsid="0016b563"/>
    </style:style>
    <style:style style:name="P11" style:family="paragraph" style:parent-style-name="Standard">
      <style:text-properties style:font-name="sans-serif1" fo:font-size="14pt" officeooo:rsid="0016b563" officeooo:paragraph-rsid="0016b563" style:font-size-asian="14pt" style:font-size-complex="14pt"/>
    </style:style>
    <style:style style:name="T1" style:family="text">
      <style:text-properties style:font-name="monospace"/>
    </style:style>
    <style:style style:name="T2" style:family="text">
      <style:text-properties style:font-name="monospace" officeooo:rsid="00162f95"/>
    </style:style>
    <style:style style:name="T3" style:family="text">
      <style:text-properties officeooo:rsid="00155a62"/>
    </style:style>
    <style:style style:name="T4" style:family="text">
      <style:text-properties officeooo:rsid="00162f95"/>
    </style:style>
    <style:style style:name="T5" style:family="text">
      <style:text-properties style:font-name="sans-seri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What is the di<text:span text:style-name="T3">ff</text:span>erence between the <text:span text:style-name="T1">.data </text:span>and <text:span text:style-name="T1">.text </text:span>sections of a MIPS <text:span text:style-name="T3">fi</text:span>le? What should be stored in each?</text:p>
      <text:p text:style-name="P1"/>
      <text:p text:style-name="P2">The .data section basically is where we write out the data we want to insert into variables.</text:p>
      <text:p text:style-name="P2"/>
      <text:p text:style-name="P4">The .text section is essentially where we write the instructions used to manipulate and use the data.</text:p>
      <text:p text:style-name="P1"/>
      <text:p text:style-name="P3">2. What is a system call? What makes these instructions special?</text:p>
      <text:p text:style-name="P1"/>
      <text:p text:style-name="P2">A system call uses whatever value is in variable $v0 to activate pre-written instructions that the system handles like exiting or outputting information to a command line.</text:p>
      <text:p text:style-name="P1"/>
      <text:p text:style-name="P3">3. The last two lines of the HelloWorld.asm code exit the program. Do we need those? Comment out those last two lines and report what happens.</text:p>
      <text:p text:style-name="P1"/>
      <text:p text:style-name="P2">It seems you wouldn’t need those, but it stopped running not because the program was finished, but because it ran out of instructions to run.</text:p>
      <text:p text:style-name="P1"/>
      <text:p text:style-name="P3">4. The 4 immediate that was loaded into $v0 signi<text:span text:style-name="T3">fi</text:span>ed that we wanted to output a String. What if we replace the 4 with a 1, signifying that we want to output an integer. What do you think will happen? Try it. Did it match your expectation?</text:p>
      <text:p text:style-name="P1"/>
      <text:p text:style-name="P6">It output a large integer at the end of the program before it ran out of instructions. <text:s/>I expected it to output nothing at all. </text:p>
      <text:p text:style-name="P6"/>
      <text:p text:style-name="P3">5. We noted that the <text:span text:style-name="T1">.asciiz </text:span>datatype signi<text:span text:style-name="T4">fi</text:span>ed a null-terminated string. What if we change it to <text:span text:style-name="T1">.ascii</text:span>? What do you think will happen? Try it. Did it match your expectation?</text:p>
      <text:p text:style-name="P1"/>
      <text:p text:style-name="P6">Nothing at all changed about the way it output this string. <text:s/>This is what I expected.</text:p>
      <text:p text:style-name="P1"/>
      <text:p text:style-name="P3">6. Look through the <text:span text:style-name="T1">HelloWorld.i </text:span><text:span text:style-name="T2">fi</text:span>le and pick out something interesting (an strange function name, or the unusual number of underscore characters in the stdio code, or the inconsistent spacing between lines, or something of your own choosing). Do a few minutes of research online and tell me what you discovered.</text:p>
      <text:p text:style-name="P5"><text:soft-page-break/>typedef void _IO_lock_t;</text:p>
      <text:p text:style-name="P5"/>
      <text:p text:style-name="P5">It seems that these work sort of like objects, someone on stackoverflow.com said:</text:p>
      <text:p text:style-name="P5"/>
      <text:p text:style-name="P7">“Block variables hold references to blocks. You declare them using syntax similar to that you use to declare a pointer to a function, except that you use ^ instead of *.”</text:p>
      <text:p text:style-name="P7"/>
      <text:p text:style-name="P8">typedef blocks also take in parameters, but I couldn’t figure out what typedef does. <text:s/>Possibly it defines a type of variable.</text:p>
      <text:p text:style-name="P5"/>
      <text:p text:style-name="P1"/>
      <text:p text:style-name="P1"/>
      <text:p text:style-name="P3">7. In the Hello World C code that we wrote, we de<text:span text:style-name="T4">fi</text:span>ned the <text:span text:style-name="T1">main() </text:span>function as needing to return an integer. What if we make it a <text:span text:style-name="T1">void </text:span>function, and remove the <text:span text:style-name="T1">return line</text:span>? What do you think will happen? Try it. Did it match your expectation?</text:p>
      <text:p text:style-name="P1"/>
      <text:p text:style-name="P9">I think it will continue to output Hello World and then just hang and eventually crash, considering there is no instruction to exit the main function. Instead it just spat out garbage when it tried to compile.</text:p>
      <text:p text:style-name="P1"/>
      <text:p text:style-name="P3">8. Java includes keywords such as \public" and \private" to control access to functions. What do you think will happen if we make <text:span text:style-name="T1">main() </text:span>a public function, or a private function? Try each. Did the outcome of each match your expectation?</text:p>
      <text:p text:style-name="P1"/>
      <text:p text:style-name="P9">I think it will work similarly to java. <text:s/>Instead it is asking for some sort of attribute to the code to modify it.</text:p>
      <text:p text:style-name="P1"/>
      <text:p text:style-name="P3">9. In our C code, we immediately printed out the \Hello World!" string from inside of the <text:span text:style-name="T1">printf() </text:span>function. What do you think will happen if we save it as a variable instead, with instructions <text:span text:style-name="T1">String myString = "Hello World!"; </text:span>and <text:span text:style-name="T1">printf(myString);</text:span>? Try it. Did it match your expectation? If you saw any errors, speculate on how you would <text:span text:style-name="T3">fi</text:span>x them.</text:p>
      <text:p text:style-name="P1"/>
      <text:p text:style-name="P10">It keeps saying that “String” is an unknown variable type. <text:s/>I’m guessing we’d have to import another package to use it.</text:p>
      <text:p text:style-name="P10"/>
      <text:p text:style-name="P3"><text:soft-page-break/>10. What do you think would happen if you removed the newline character from the end of the Hello World string? Try it. Did it match your expectation?</text:p>
      <text:p text:style-name="Standard"/>
      <text:p text:style-name="P11">It completely crashed the program, I just thought the program line would stop on the line it was printing like java d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sans-serif1"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1T15:13:37.438834786</meta:creation-date>
    <dc:date>2016-08-31T15:51:24.406462575</dc:date>
    <meta:editing-duration>PT7M15S</meta:editing-duration>
    <meta:editing-cycles>1</meta:editing-cycles>
    <meta:document-statistic meta:table-count="0" meta:image-count="0" meta:object-count="0" meta:page-count="3" meta:paragraph-count="24" meta:word-count="662" meta:character-count="3698" meta:non-whitespace-character-count="3054"/>
    <meta:generator>LibreOffice/5.1.4.2$Linux_X86_64 LibreOffice_project/10m0$Build-2</meta:generator>
  </office:meta>
</office:document-meta>
</file>